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e70dd"/>
    </style:style>
    <style:style style:name="P2" style:family="paragraph" style:parent-style-name="Standard">
      <style:paragraph-properties fo:text-align="end" style:justify-single-word="false"/>
      <style:text-properties officeooo:paragraph-rsid="001e70dd"/>
    </style:style>
    <style:style style:name="P3" style:family="paragraph" style:parent-style-name="Standard">
      <style:paragraph-properties fo:text-align="center" style:justify-single-word="false"/>
      <style:text-properties fo:font-size="16pt" officeooo:paragraph-rsid="001e70dd" style:font-size-asian="16pt" style:font-size-complex="16pt"/>
    </style:style>
    <style:style style:name="P4" style:family="paragraph" style:parent-style-name="Standard">
      <style:text-properties fo:font-size="16pt" officeooo:paragraph-rsid="001e70dd" style:font-size-asian="16pt" style:font-size-complex="16pt"/>
    </style:style>
    <style:style style:name="P5" style:family="paragraph" style:parent-style-name="Standard">
      <style:text-properties officeooo:paragraph-rsid="001e70dd"/>
    </style:style>
    <style:style style:name="P6" style:family="paragraph" style:parent-style-name="Standard">
      <style:text-properties fo:language="en" fo:country="US" officeooo:paragraph-rsid="0028cfff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paragraph-rsid="0028cfff"/>
    </style:style>
    <style:style style:name="P9" style:family="paragraph" style:parent-style-name="Standard" style:master-page-name="Standard">
      <style:paragraph-properties fo:margin-left="0cm" fo:margin-right="0.134cm" fo:line-height="115%" fo:text-align="center" style:justify-single-word="false" fo:text-indent="0cm" style:auto-text-indent="false" style:page-number="auto"/>
      <style:text-properties fo:font-size="14pt" officeooo:paragraph-rsid="001e70dd" style:font-size-asian="14pt" style:font-size-complex="14pt"/>
    </style:style>
    <style:style style:name="P10" style:family="paragraph" style:parent-style-name="Standard">
      <style:paragraph-properties fo:margin-left="0cm" fo:margin-right="0.134cm" fo:line-height="115%" fo:text-align="center" style:justify-single-word="false" fo:text-indent="0cm" style:auto-text-indent="false"/>
      <style:text-properties fo:font-size="14pt" officeooo:paragraph-rsid="001e70dd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208a55" officeooo:paragraph-rsid="00208a55" style:font-size-asian="14pt" style:font-weight-asian="bold" style:font-size-complex="14pt" style:font-weight-complex="bold"/>
    </style:style>
    <style:style style:name="P12" style:family="paragraph" style:parent-style-name="Standard">
      <style:text-properties fo:language="en" fo:country="US" officeooo:paragraph-rsid="0028cfff"/>
    </style:style>
    <style:style style:name="P13" style:family="paragraph" style:parent-style-name="Standard">
      <style:text-properties fo:font-size="12pt" fo:language="en" fo:country="US" fo:font-weight="normal" officeooo:paragraph-rsid="0028cfff" style:font-size-asian="10.5pt" style:font-weight-asian="normal" style:font-size-complex="12pt" style:font-weight-complex="normal"/>
    </style:style>
    <style:style style:name="P14" style:family="paragraph" style:parent-style-name="List_20_Paragraph" style:list-style-name="WWNum12">
      <style:text-properties officeooo:paragraph-rsid="0028cfff"/>
    </style:style>
    <style:style style:name="P15" style:family="paragraph" style:parent-style-name="List_20_Paragraph" style:list-style-name="WWNum21">
      <style:text-properties officeooo:paragraph-rsid="0028cfff"/>
    </style:style>
    <style:style style:name="P16" style:family="paragraph" style:parent-style-name="List_20_Paragraph" style:list-style-name="WWNum21">
      <style:text-properties fo:language="en" fo:country="US" officeooo:paragraph-rsid="0028cfff"/>
    </style:style>
    <style:style style:name="P17" style:family="paragraph" style:parent-style-name="List_20_Paragraph" style:list-style-name="WWNum22">
      <style:text-properties fo:language="en" fo:country="US" officeooo:paragraph-rsid="0028cfff"/>
    </style:style>
    <style:style style:name="P18" style:family="paragraph" style:parent-style-name="List_20_Paragraph" style:list-style-name="WWNum22">
      <style:text-properties officeooo:paragraph-rsid="0028cfff"/>
    </style:style>
    <style:style style:name="P19" style:family="paragraph" style:parent-style-name="List_20_Paragraph" style:list-style-name="WWNum23">
      <style:text-properties officeooo:paragraph-rsid="0028cfff"/>
    </style:style>
    <style:style style:name="P20" style:family="paragraph" style:parent-style-name="List_20_Paragraph" style:list-style-name="WWNum2">
      <style:paragraph-properties fo:margin-left="0cm" fo:margin-right="0cm" fo:text-indent="0cm" style:auto-text-indent="false"/>
      <style:text-properties officeooo:paragraph-rsid="001ec4c8"/>
    </style:style>
    <style:style style:name="P21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3940b9" officeooo:paragraph-rsid="002ba407" style:font-size-asian="12pt" style:font-weight-asian="bold" style:font-size-complex="12pt" style:font-weight-complex="bold"/>
    </style:style>
    <style:style style:name="P22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ize="12pt" fo:language="en" fo:country="US" fo:font-weight="bold" officeooo:rsid="002cacc3" officeooo:paragraph-rsid="002cacc3" style:font-size-asian="12pt" style:font-weight-asian="bold" style:font-size-complex="12pt" style:font-weight-complex="bold"/>
    </style:style>
    <style:style style:name="P23" style:family="paragraph" style:parent-style-name="List_20_Paragraph">
      <style:paragraph-properties fo:margin-left="0cm" fo:margin-right="0cm" fo:text-align="start" style:justify-single-word="false" fo:text-indent="0cm" style:auto-text-indent="false"/>
      <style:text-properties fo:font-size="10pt" fo:language="en" fo:country="US" fo:font-weight="normal" officeooo:rsid="002cacc3" officeooo:paragraph-rsid="002cacc3" style:font-size-asian="8.75pt" style:font-weight-asian="normal" style:font-size-complex="10pt" style:font-weight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8cfff" style:font-size-asian="16pt" style:font-size-complex="16pt"/>
    </style:style>
    <style:style style:name="T3" style:family="text">
      <style:text-properties fo:font-size="16pt" officeooo:rsid="002a5b19" style:font-size-asian="16pt" style:font-size-complex="16pt"/>
    </style:style>
    <style:style style:name="T4" style:family="text">
      <style:text-properties officeooo:rsid="001e70dd"/>
    </style:style>
    <style:style style:name="T5" style:family="text">
      <style:text-properties officeooo:rsid="001ec4c8"/>
    </style:style>
    <style:style style:name="T6" style:family="text">
      <style:text-properties fo:language="en" fo:country="US"/>
    </style:style>
    <style:style style:name="T7" style:family="text">
      <style:text-properties fo:font-weight="bold" style:font-weight-asian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осковский Авиационный Институт</text:p>
      <text:p text:style-name="P10">(Национальный Исследовательский Университет)</text:p>
      <text:p text:style-name="P5"/>
      <text:p text:style-name="P5"/>
      <text:p text:style-name="P5"/>
      <text:p text:style-name="P5"/>
      <text:p text:style-name="P5">Кафедра: 806 «Вычислительная математика и программирование»</text:p>
      <text:p text:style-name="P5">Факультет: «Прикладная математика и физика»</text:p>
      <text:p text:style-name="P5">Дисциплина: «Объектно-ориентированное программирование» 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>Лабораторная работа №</text:span><text:span text:style-name="T2">3</text:span><text:span text:style-name="T1">.</text:span></text:p>
      <text:p text:style-name="P1"><text:span text:style-name="T1">Тема: «</text:span><text:span text:style-name="T3">Умные указатели</text:span><text:span text:style-name="T1">»</text:span></text:p>
      <text:p text:style-name="P3"/>
      <text:p text:style-name="P4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Группа: 8О-<text:span text:style-name="T4">4</text:span>0<text:span text:style-name="T4">8</text:span>Б</text:p>
      <text:p text:style-name="P2">Студент: <text:span text:style-name="T4">Забарин Никита Игоревич</text:span></text:p>
      <text:p text:style-name="P2">Преподаватель: Поповкин Александр Викторович</text:p>
      <text:p text:style-name="P2">Вариант: №2<text:span text:style-name="T5">6</text:span></text:p>
      <text:p text:style-name="P2"/>
      <text:p text:style-name="P2"/>
      <text:p text:style-name="P1">Москва</text:p>
      <text:p text:style-name="P1">201<text:span text:style-name="T4">7</text:span><text:bookmark text:name="_Toc427828971"/></text:p>
      <text:p text:style-name="P7"><text:soft-page-break/>Цель работы </text:p>
      <text:p text:style-name="P8">Целью лабораторной работы является:</text:p>
      <text:list xml:id="list3080922277550906026" text:style-name="WWNum12">
        <text:list-item>
          <text:p text:style-name="P14">Закрепление навыков работы с классами.</text:p>
        </text:list-item>
        <text:list-item>
          <text:p text:style-name="P14">Знакомство с умными указателями.</text:p>
        </text:list-item>
      </text:list>
      <text:list xml:id="list77500527170021666" text:style-name="WWNum2">
        <text:list-header>
          <text:p text:style-name="P20"/>
        </text:list-header>
      </text:list>
      <text:p text:style-name="P7">Задание </text:p>
      <text:p text:style-name="P8">Необходимо спроектировать и запрограммировать на языке <text:span text:style-name="T6">C++ класс-контейнер первого уровня, содержащий </text:span><text:span text:style-name="T7">все три</text:span> фигуры<text:span text:style-name="T6"> класса фигуры, согласно вариантов задания.</text:span></text:p>
      <text:p text:style-name="P6">Классы должны удовлетворять следующим правилам:</text:p>
      <text:list xml:id="list9086390449245536823" text:style-name="WWNum21">
        <text:list-item>
          <text:p text:style-name="P16">Требования к классу фигуры аналогичны требованиям из лабораторной работы 1.</text:p>
        </text:list-item>
        <text:list-item>
          <text:p text:style-name="P16">Класс-контейнер должен соджержать объекты используя std:shared_ptr&lt;…&gt;.</text:p>
        </text:list-item>
        <text:list-item>
          <text:p text:style-name="P16">Класс-контейнер должен иметь метод по добавлению фигуры в контейнер.</text:p>
        </text:list-item>
        <text:list-item>
          <text:p text:style-name="P15">Класс-контейнер должен иметь методы по получению фигуры из контейнера (опеределяется структурой контейнера).</text:p>
        </text:list-item>
        <text:list-item>
          <text:p text:style-name="P15"><text:span text:style-name="T6">Класс-контейнер должен иметь метод по удалению фигуры из контейнера </text:span>(опеределяется структурой контейнера)<text:span text:style-name="T6">.</text:span></text:p>
        </text:list-item>
        <text:list-item>
          <text:p text:style-name="P16">Класс-контейнер должен иметь перегруженный оператор по выводу контейнера в поток std::ostream (&lt;&lt;).</text:p>
        </text:list-item>
        <text:list-item>
          <text:p text:style-name="P16">Класс-контейнер должен иметь деструктор, удаляющий все элементы контейнера.</text:p>
        </text:list-item>
        <text:list-item>
          <text:p text:style-name="P15">Классы <text:span text:style-name="T6">должны быть расположенны в раздельных файлах: отдельно заголовки (.h), </text:span>отдельно описание методов (<text:span text:style-name="T6">.cpp).</text:span></text:p>
        </text:list-item>
      </text:list>
      <text:p text:style-name="P6"/>
      <text:p text:style-name="P6">Нельзя использовать:</text:p>
      <text:list xml:id="list5759993390675914087" text:style-name="WWNum22">
        <text:list-item>
          <text:p text:style-name="P17">Стандартные контейнеры std.</text:p>
        </text:list-item>
        <text:list-item>
          <text:p text:style-name="P18">Шаблоны (<text:span text:style-name="T6">template).</text:span></text:p>
        </text:list-item>
        <text:list-item>
          <text:p text:style-name="P18">Объекты «по-значению»</text:p>
        </text:list-item>
      </text:list>
      <text:p text:style-name="P6"/>
      <text:p text:style-name="P8">Программа должна позволять:</text:p>
      <text:list xml:id="list469788979666595061" text:style-name="WWNum23">
        <text:list-item>
          <text:p text:style-name="P19">Вводить произвольное количество фигур и добавлять их в контейнер.</text:p>
        </text:list-item>
        <text:list-item>
          <text:p text:style-name="P19">Распечатывать содержимое контейнера.</text:p>
        </text:list-item>
        <text:list-item>
          <text:p text:style-name="P19">Удалять фигуры из контейнера.</text:p>
        </text:list-item>
      </text:list>
      <text:p text:style-name="P13"/>
      <text:p text:style-name="P21">Выводы</text:p>
      <text:p text:style-name="P21"/>
      <text:p text:style-name="P22">Листинг</text:p>
      <text:p text:style-name="P23"/>
      <text:p text:style-name="P23">trapezoid.h:</text:p>
      <text:p text:style-name="P23">#ifndef TRAPEZOID_H</text:p>
      <text:p text:style-name="P23">#define TRAPEZOID_H</text:p>
      <text:p text:style-name="P23"/>
      <text:p text:style-name="P23">#include &lt;iostream&gt;</text:p>
      <text:p text:style-name="P23">#include "figure.h"</text:p>
      <text:p text:style-name="P23"/>
      <text:p text:style-name="P23">class Trapezoid : public Figure</text:p>
      <text:p text:style-name="P23">{</text:p>
      <text:p text:style-name="P23">public:</text:p>
      <text:p text:style-name="P23"><text:tab/>Trapezoid();</text:p>
      <text:p text:style-name="P23"><text:tab/>Trapezoid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Trapezoid&amp; operator = (const Trapezoid&amp; other);</text:p>
      <text:p text:style-name="P23"><text:tab/>bool operator == (const Trapezoid&amp; other) const;</text:p>
      <text:p text:style-name="P23"><text:soft-page-break/></text:p>
      <text:p text:style-name="P23"><text:tab/>friend std::ostream&amp; operator &lt;&lt; (std::ostream&amp; os, const Trapezoid&amp; trapezoid);</text:p>
      <text:p text:style-name="P23"><text:tab/>friend std::istream&amp; operator &gt;&gt; (std::istream&amp; is, Trapezoid&amp; trapezoid);</text:p>
      <text:p text:style-name="P23"/>
      <text:p text:style-name="P23">private:</text:p>
      <text:p text:style-name="P23"><text:tab/>double m_sideA;</text:p>
      <text:p text:style-name="P23"><text:tab/>double m_sideB;</text:p>
      <text:p text:style-name="P23"><text:tab/>double m_height;</text:p>
      <text:p text:style-name="P23">};</text:p>
      <text:p text:style-name="P23"/>
      <text:p text:style-name="P23">#endif</text:p>
      <text:p text:style-name="P23"/>
      <text:p text:style-name="P23">queue_item.h:</text:p>
      <text:p text:style-name="P23">#ifndef QUEUE_ITEM_H</text:p>
      <text:p text:style-name="P23">#define QUEUE_ITEM_H</text:p>
      <text:p text:style-name="P23"/>
      <text:p text:style-name="P23">#include &lt;memory&gt;</text:p>
      <text:p text:style-name="P23">#include "figure.h"</text:p>
      <text:p text:style-name="P23"/>
      <text:p text:style-name="P23">class QueueItem</text:p>
      <text:p text:style-name="P23">{</text:p>
      <text:p text:style-name="P23">public:</text:p>
      <text:p text:style-name="P23"><text:tab/>QueueItem(const std::shared_ptr&lt;Figure&gt;&amp; figure);</text:p>
      <text:p text:style-name="P23"/>
      <text:p text:style-name="P23"><text:tab/>void setNext(std::shared_ptr&lt;QueueItem&gt; next);</text:p>
      <text:p text:style-name="P23"><text:tab/>std::shared_ptr&lt;QueueItem&gt; getNext();</text:p>
      <text:p text:style-name="P23"><text:tab/>std::shared_ptr&lt;Figure&gt; getFigure() const;</text:p>
      <text:p text:style-name="P23"/>
      <text:p text:style-name="P23">private:</text:p>
      <text:p text:style-name="P23"><text:tab/>std::shared_ptr&lt;Figure&gt; m_figure;</text:p>
      <text:p text:style-name="P23"><text:tab/>std::shared_ptr&lt;QueueItem&gt; m_next;</text:p>
      <text:p text:style-name="P23">};</text:p>
      <text:p text:style-name="P23"/>
      <text:p text:style-name="P23">#endif</text:p>
      <text:p text:style-name="P23"/>
      <text:p text:style-name="P23">square.h:</text:p>
      <text:p text:style-name="P23">#ifndef SQUARE_H</text:p>
      <text:p text:style-name="P23">#define SQUARE_H</text:p>
      <text:p text:style-name="P23"/>
      <text:p text:style-name="P23">#include &lt;iostream&gt;</text:p>
      <text:p text:style-name="P23">#include "figure.h"</text:p>
      <text:p text:style-name="P23"/>
      <text:p text:style-name="P23">class Square : public Figure</text:p>
      <text:p text:style-name="P23">{</text:p>
      <text:p text:style-name="P23">public:</text:p>
      <text:p text:style-name="P23"><text:tab/>Square();</text:p>
      <text:p text:style-name="P23"><text:tab/>Square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Square&amp; operator = (const Square&amp; other);</text:p>
      <text:p text:style-name="P23"><text:tab/>bool operator == (const Square&amp; other) const;</text:p>
      <text:p text:style-name="P23"/>
      <text:p text:style-name="P23"><text:tab/>friend std::ostream&amp; operator &lt;&lt; (std::ostream&amp; os, const Square&amp; square);</text:p>
      <text:p text:style-name="P23"><text:tab/>friend std::istream&amp; operator &gt;&gt; (std::istream&amp; is, Square&amp; square);</text:p>
      <text:p text:style-name="P23"/>
      <text:p text:style-name="P23">private:</text:p>
      <text:p text:style-name="P23"><text:tab/>double m_side;</text:p>
      <text:p text:style-name="P23">};</text:p>
      <text:p text:style-name="P23"/>
      <text:p text:style-name="P23">#endif</text:p>
      <text:p text:style-name="P23"/>
      <text:p text:style-name="P23"><text:soft-page-break/>trapezoid.cpp:</text:p>
      <text:p text:style-name="P23">#include "trapezoid.h"</text:p>
      <text:p text:style-name="P23"/>
      <text:p text:style-name="P23">Trapezoid::Trapezoid()</text:p>
      <text:p text:style-name="P23">{</text:p>
      <text:p text:style-name="P23"><text:tab/>m_sideA = 0.0;</text:p>
      <text:p text:style-name="P23"><text:tab/>m_sideB = 0.0;</text:p>
      <text:p text:style-name="P23"><text:tab/>m_height = 0.0;</text:p>
      <text:p text:style-name="P23">}</text:p>
      <text:p text:style-name="P23"/>
      <text:p text:style-name="P23">Trapezoid::Trapezoid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Trapezoid::print() const</text:p>
      <text:p text:style-name="P23">{</text:p>
      <text:p text:style-name="P23"><text:tab/>std::cout &lt;&lt; *this;</text:p>
      <text:p text:style-name="P23">}</text:p>
      <text:p text:style-name="P23"/>
      <text:p text:style-name="P23">double Trapezoid::area() const</text:p>
      <text:p text:style-name="P23">{</text:p>
      <text:p text:style-name="P23"><text:tab/>return m_height * (m_sideA + m_sideB) / 2.0;</text:p>
      <text:p text:style-name="P23">}</text:p>
      <text:p text:style-name="P23"/>
      <text:p text:style-name="P23">Trapezoid&amp; Trapezoid::operator = (const Trapezoid&amp; other)</text:p>
      <text:p text:style-name="P23">{</text:p>
      <text:p text:style-name="P23"><text:tab/>if (&amp;other == this)</text:p>
      <text:p text:style-name="P23"><text:tab/><text:tab/>return *this;</text:p>
      <text:p text:style-name="P23"/>
      <text:p text:style-name="P23"><text:tab/>m_sideA = other.m_sideA;</text:p>
      <text:p text:style-name="P23"><text:tab/>m_sideB = other.m_sideB;</text:p>
      <text:p text:style-name="P23"><text:tab/>m_height = other.m_height;</text:p>
      <text:p text:style-name="P23"/>
      <text:p text:style-name="P23"><text:tab/>return *this;</text:p>
      <text:p text:style-name="P23">}</text:p>
      <text:p text:style-name="P23"/>
      <text:p text:style-name="P23">bool Trapezoid::operator == (const Trapezoid&amp; other) const</text:p>
      <text:p text:style-name="P23">{</text:p>
      <text:p text:style-name="P23"><text:tab/>return m_sideA == other.m_sideA &amp;&amp; m_sideB == other.m_sideB &amp;&amp; m_height == other.m_height;</text:p>
      <text:p text:style-name="P23">}</text:p>
      <text:p text:style-name="P23"/>
      <text:p text:style-name="P23">std::ostream&amp; operator &lt;&lt; (std::ostream&amp; os, const Trapezoid&amp; trapezoid)</text:p>
      <text:p text:style-name="P23">{</text:p>
      <text:p text:style-name="P23"><text:tab/>os &lt;&lt; "================" &lt;&lt; std::endl;</text:p>
      <text:p text:style-name="P23"><text:tab/>os &lt;&lt; "Figure type: trapezoid" &lt;&lt; std::endl;</text:p>
      <text:p text:style-name="P23"><text:tab/>os &lt;&lt; "Side A size: " &lt;&lt; trapezoid.m_sideA &lt;&lt; std::endl;</text:p>
      <text:p text:style-name="P23"><text:tab/>os &lt;&lt; "Side B size: " &lt;&lt; trapezoid.m_sideB &lt;&lt; std::endl;</text:p>
      <text:p text:style-name="P23"><text:tab/>os &lt;&lt; "Height: " &lt;&lt; trapezoid.m_height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Trapezoid&amp; trapezoid)</text:p>
      <text:p text:style-name="P23">{</text:p>
      <text:p text:style-name="P23"><text:tab/>std::cout &lt;&lt; "================" &lt;&lt; std::endl;</text:p>
      <text:p text:style-name="P23"><text:tab/>std::cout &lt;&lt; "Enter side A: ";</text:p>
      <text:p text:style-name="P23"><text:tab/>is &gt;&gt; trapezoid.m_sideA;</text:p>
      <text:p text:style-name="P23"><text:tab/>std::cout &lt;&lt; "Enter side B: ";</text:p>
      <text:p text:style-name="P23"><text:tab/>is &gt;&gt; trapezoid.m_sideB;</text:p>
      <text:p text:style-name="P23"><text:tab/>std::cout &lt;&lt; "Enter height: ";</text:p>
      <text:p text:style-name="P23"><text:tab/>is &gt;&gt; trapezoid.m_height;</text:p>
      <text:p text:style-name="P23"/>
      <text:p text:style-name="P23"><text:soft-page-break/><text:tab/>return is;</text:p>
      <text:p text:style-name="P23">}</text:p>
      <text:p text:style-name="P23"/>
      <text:p text:style-name="P23">queue.cpp:</text:p>
      <text:p text:style-name="P23">#include "queue.h"</text:p>
      <text:p text:style-name="P23"/>
      <text:p text:style-name="P23">Queue::Queue()</text:p>
      <text:p text:style-name="P23">{</text:p>
      <text:p text:style-name="P23"><text:tab/>m_size = 0;</text:p>
      <text:p text:style-name="P23">}</text:p>
      <text:p text:style-name="P23"/>
      <text:p text:style-name="P23">Queue::~Queue()</text:p>
      <text:p text:style-name="P23">{</text:p>
      <text:p text:style-name="P23"><text:tab/>while (size() &gt; 0)</text:p>
      <text:p text:style-name="P23"><text:tab/><text:tab/>pop();</text:p>
      <text:p text:style-name="P23">}</text:p>
      <text:p text:style-name="P23"/>
      <text:p text:style-name="P23">void Queue::push(const std::shared_ptr&lt;Figure&gt;&amp; figure)</text:p>
      <text:p text:style-name="P23">{</text:p>
      <text:p text:style-name="P23"><text:tab/>std::shared_ptr&lt;QueueItem&gt; itemPtr = std::make_shared&lt;QueueItem&gt;(figure);</text:p>
      <text:p text:style-name="P23"/>
      <text:p text:style-name="P23"><text:tab/>if (m_size == 0)</text:p>
      <text:p text:style-name="P23"><text:tab/>{</text:p>
      <text:p text:style-name="P23"><text:tab/><text:tab/>m_front = itemPtr;</text:p>
      <text:p text:style-name="P23"><text:tab/><text:tab/>m_end = m_front;</text:p>
      <text:p text:style-name="P23"><text:tab/>}</text:p>
      <text:p text:style-name="P23"><text:tab/>else</text:p>
      <text:p text:style-name="P23"><text:tab/>{</text:p>
      <text:p text:style-name="P23"><text:tab/><text:tab/>m_end-&gt;setNext(itemPtr);</text:p>
      <text:p text:style-name="P23"><text:tab/><text:tab/>m_end = itemPtr;</text:p>
      <text:p text:style-name="P23"><text:tab/>}</text:p>
      <text:p text:style-name="P23"/>
      <text:p text:style-name="P23"><text:tab/>++m_size;</text:p>
      <text:p text:style-name="P23">}</text:p>
      <text:p text:style-name="P23"/>
      <text:p text:style-name="P23">void Queue::pop()</text:p>
      <text:p text:style-name="P23">{</text:p>
      <text:p text:style-name="P23"><text:tab/>if (m_size == 1)</text:p>
      <text:p text:style-name="P23"><text:tab/>{</text:p>
      <text:p text:style-name="P23"><text:tab/><text:tab/>m_front = nullptr;</text:p>
      <text:p text:style-name="P23"><text:tab/><text:tab/>m_end = nullptr;</text:p>
      <text:p text:style-name="P23"><text:tab/>}</text:p>
      <text:p text:style-name="P23"><text:tab/>else</text:p>
      <text:p text:style-name="P23"><text:tab/><text:tab/>m_front = m_front-&gt;getNext();</text:p>
      <text:p text:style-name="P23"/>
      <text:p text:style-name="P23"><text:tab/>--m_size;</text:p>
      <text:p text:style-name="P23">}</text:p>
      <text:p text:style-name="P23"/>
      <text:p text:style-name="P23">unsigned int Queue::size() const</text:p>
      <text:p text:style-name="P23">{</text:p>
      <text:p text:style-name="P23"><text:tab/>return m_size;</text:p>
      <text:p text:style-name="P23">}</text:p>
      <text:p text:style-name="P23"/>
      <text:p text:style-name="P23">std::shared_ptr&lt;Figure&gt; Queue::front() const</text:p>
      <text:p text:style-name="P23">{</text:p>
      <text:p text:style-name="P23"><text:tab/>return m_front-&gt;getFigure();</text:p>
      <text:p text:style-name="P23">}</text:p>
      <text:p text:style-name="P23"/>
      <text:p text:style-name="P23">std::ostream&amp; operator &lt;&lt; (std::ostream&amp; os, const Queue&amp; queue)</text:p>
      <text:p text:style-name="P23">{</text:p>
      <text:p text:style-name="P23"><text:tab/>if (queue.size() == 0)</text:p>
      <text:p text:style-name="P23"><text:tab/>{</text:p>
      <text:p text:style-name="P23"><text:tab/><text:tab/>os &lt;&lt; "================" &lt;&lt; std::endl;</text:p>
      <text:p text:style-name="P23"><text:soft-page-break/><text:tab/><text:tab/>os &lt;&lt; "Queue is empty" &lt;&lt; std::endl;</text:p>
      <text:p text:style-name="P23"><text:tab/>}</text:p>
      <text:p text:style-name="P23"><text:tab/>else</text:p>
      <text:p text:style-name="P23"><text:tab/>{</text:p>
      <text:p text:style-name="P23"><text:tab/><text:tab/>std::shared_ptr&lt;QueueItem&gt; item = queue.m_front;</text:p>
      <text:p text:style-name="P23"/>
      <text:p text:style-name="P23"><text:tab/><text:tab/>while (item != nullptr)</text:p>
      <text:p text:style-name="P23"><text:tab/><text:tab/>{</text:p>
      <text:p text:style-name="P23"><text:tab/><text:tab/><text:tab/>item-&gt;getFigure()-&gt;print();</text:p>
      <text:p text:style-name="P23"><text:tab/><text:tab/><text:tab/>item = item-&gt;getNext();</text:p>
      <text:p text:style-name="P23"><text:tab/><text:tab/>}</text:p>
      <text:p text:style-name="P23"><text:tab/>}</text:p>
      <text:p text:style-name="P23"/>
      <text:p text:style-name="P23"><text:tab/>return os;</text:p>
      <text:p text:style-name="P23">}</text:p>
      <text:p text:style-name="P23"/>
      <text:p text:style-name="P23">rectangle.h:</text:p>
      <text:p text:style-name="P23">#ifndef RECTANGLE_H</text:p>
      <text:p text:style-name="P23">#define RECTANGLE_H</text:p>
      <text:p text:style-name="P23"/>
      <text:p text:style-name="P23">#include &lt;iostream&gt;</text:p>
      <text:p text:style-name="P23">#include "figure.h"</text:p>
      <text:p text:style-name="P23"/>
      <text:p text:style-name="P23">class Rectangle : public Figure</text:p>
      <text:p text:style-name="P23">{</text:p>
      <text:p text:style-name="P23">public:</text:p>
      <text:p text:style-name="P23"><text:tab/>Rectangle();</text:p>
      <text:p text:style-name="P23"><text:tab/>Rectangle(std::istream&amp; is);</text:p>
      <text:p text:style-name="P23"/>
      <text:p text:style-name="P23"><text:tab/>void print() const override;</text:p>
      <text:p text:style-name="P23"><text:tab/>double area() const override;</text:p>
      <text:p text:style-name="P23"/>
      <text:p text:style-name="P23"><text:tab/>Rectangle&amp; operator = (const Rectangle&amp; other);</text:p>
      <text:p text:style-name="P23"><text:tab/>bool operator == (const Rectangle&amp; other) const;</text:p>
      <text:p text:style-name="P23"/>
      <text:p text:style-name="P23"><text:tab/>friend std::ostream&amp; operator &lt;&lt; (std::ostream&amp; os, const Rectangle&amp; rectangle);</text:p>
      <text:p text:style-name="P23"><text:tab/>friend std::istream&amp; operator &gt;&gt; (std::istream&amp; is, Rectangle&amp; rectangle);</text:p>
      <text:p text:style-name="P23"/>
      <text:p text:style-name="P23">private:</text:p>
      <text:p text:style-name="P23"><text:tab/>double m_sideA;</text:p>
      <text:p text:style-name="P23"><text:tab/>double m_sideB;</text:p>
      <text:p text:style-name="P23">};</text:p>
      <text:p text:style-name="P23"/>
      <text:p text:style-name="P23">#endif</text:p>
      <text:p text:style-name="P23"/>
      <text:p text:style-name="P23">queue_item.cpp:</text:p>
      <text:p text:style-name="P23">#include "queue_item.h"</text:p>
      <text:p text:style-name="P23"/>
      <text:p text:style-name="P23">QueueItem::QueueItem(const std::shared_ptr&lt;Figure&gt;&amp; figure)</text:p>
      <text:p text:style-name="P23">{</text:p>
      <text:p text:style-name="P23"><text:tab/>m_next = nullptr;</text:p>
      <text:p text:style-name="P23"><text:tab/>m_figure = figure;</text:p>
      <text:p text:style-name="P23">}</text:p>
      <text:p text:style-name="P23"/>
      <text:p text:style-name="P23">void QueueItem::setNext(std::shared_ptr&lt;QueueItem&gt; next)</text:p>
      <text:p text:style-name="P23">{</text:p>
      <text:p text:style-name="P23"><text:tab/>m_next = next;</text:p>
      <text:p text:style-name="P23">}</text:p>
      <text:p text:style-name="P23"/>
      <text:p text:style-name="P23">std::shared_ptr&lt;QueueItem&gt; QueueItem::getNext()</text:p>
      <text:p text:style-name="P23">{</text:p>
      <text:p text:style-name="P23"><text:tab/>return m_next;</text:p>
      <text:p text:style-name="P23">}</text:p>
      <text:p text:style-name="P23"><text:soft-page-break/></text:p>
      <text:p text:style-name="P23">std::shared_ptr&lt;Figure&gt; QueueItem::getFigure() const</text:p>
      <text:p text:style-name="P23">{</text:p>
      <text:p text:style-name="P23"><text:tab/>return m_figure;</text:p>
      <text:p text:style-name="P23">}</text:p>
      <text:p text:style-name="P23"/>
      <text:p text:style-name="P23">figure.h:</text:p>
      <text:p text:style-name="P23">#ifndef FIGURE_H</text:p>
      <text:p text:style-name="P23">#define FIGURE_H</text:p>
      <text:p text:style-name="P23"/>
      <text:p text:style-name="P23">class Figure</text:p>
      <text:p text:style-name="P23">{</text:p>
      <text:p text:style-name="P23">public:</text:p>
      <text:p text:style-name="P23"><text:tab/>virtual ~Figure() {}</text:p>
      <text:p text:style-name="P23"><text:tab/>virtual void print() const = 0;</text:p>
      <text:p text:style-name="P23"><text:tab/>virtual double area() const = 0;</text:p>
      <text:p text:style-name="P23">};</text:p>
      <text:p text:style-name="P23"/>
      <text:p text:style-name="P23">#endif</text:p>
      <text:p text:style-name="P23"/>
      <text:p text:style-name="P23">queue.h:</text:p>
      <text:p text:style-name="P23">#ifndef QUEUE_H</text:p>
      <text:p text:style-name="P23">#define QUEUE_H</text:p>
      <text:p text:style-name="P23"/>
      <text:p text:style-name="P23">#include &lt;iostream&gt;</text:p>
      <text:p text:style-name="P23">#include "queue_item.h"</text:p>
      <text:p text:style-name="P23"/>
      <text:p text:style-name="P23">class Queue</text:p>
      <text:p text:style-name="P23">{</text:p>
      <text:p text:style-name="P23">public:</text:p>
      <text:p text:style-name="P23"><text:tab/>Queue();</text:p>
      <text:p text:style-name="P23"><text:tab/>~Queue();</text:p>
      <text:p text:style-name="P23"/>
      <text:p text:style-name="P23"><text:tab/>void push(const std::shared_ptr&lt;Figure&gt;&amp; figure);</text:p>
      <text:p text:style-name="P23"><text:tab/>void pop();</text:p>
      <text:p text:style-name="P23"><text:tab/>unsigned int size() const;</text:p>
      <text:p text:style-name="P23"><text:tab/>std::shared_ptr&lt;Figure&gt; front() const;</text:p>
      <text:p text:style-name="P23"/>
      <text:p text:style-name="P23"><text:tab/>friend std::ostream&amp; operator &lt;&lt; (std::ostream&amp; os, const Queue&amp; queue);</text:p>
      <text:p text:style-name="P23"/>
      <text:p text:style-name="P23">private:</text:p>
      <text:p text:style-name="P23"><text:tab/>std::shared_ptr&lt;QueueItem&gt; m_front;</text:p>
      <text:p text:style-name="P23"><text:tab/>std::shared_ptr&lt;QueueItem&gt; m_end;</text:p>
      <text:p text:style-name="P23"><text:tab/>unsigned int m_size;</text:p>
      <text:p text:style-name="P23">};</text:p>
      <text:p text:style-name="P23"/>
      <text:p text:style-name="P23">#endif</text:p>
      <text:p text:style-name="P23"/>
      <text:p text:style-name="P23">square.cpp:</text:p>
      <text:p text:style-name="P23">#include "square.h"</text:p>
      <text:p text:style-name="P23"/>
      <text:p text:style-name="P23">Square::Square()</text:p>
      <text:p text:style-name="P23">{</text:p>
      <text:p text:style-name="P23"><text:tab/>m_side = 0.0;</text:p>
      <text:p text:style-name="P23">}</text:p>
      <text:p text:style-name="P23"/>
      <text:p text:style-name="P23">Square::Square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Square::print() const</text:p>
      <text:p text:style-name="P23">{</text:p>
      <text:p text:style-name="P23"><text:soft-page-break/><text:tab/>std::cout &lt;&lt; *this;</text:p>
      <text:p text:style-name="P23">}</text:p>
      <text:p text:style-name="P23"/>
      <text:p text:style-name="P23">double Square::area() const</text:p>
      <text:p text:style-name="P23">{</text:p>
      <text:p text:style-name="P23"><text:tab/>return m_side * m_side;</text:p>
      <text:p text:style-name="P23">}</text:p>
      <text:p text:style-name="P23"/>
      <text:p text:style-name="P23">Square&amp; Square::operator = (const Square&amp; other)</text:p>
      <text:p text:style-name="P23">{</text:p>
      <text:p text:style-name="P23"><text:tab/>if (&amp;other == this)</text:p>
      <text:p text:style-name="P23"><text:tab/><text:tab/>return *this;</text:p>
      <text:p text:style-name="P23"/>
      <text:p text:style-name="P23"><text:tab/>m_side = other.m_side;</text:p>
      <text:p text:style-name="P23"/>
      <text:p text:style-name="P23"><text:tab/>return *this;</text:p>
      <text:p text:style-name="P23">}</text:p>
      <text:p text:style-name="P23"/>
      <text:p text:style-name="P23">bool Square::operator == (const Square&amp; other) const</text:p>
      <text:p text:style-name="P23">{</text:p>
      <text:p text:style-name="P23"><text:tab/>return m_side == other.m_side;</text:p>
      <text:p text:style-name="P23">}</text:p>
      <text:p text:style-name="P23"/>
      <text:p text:style-name="P23">std::ostream&amp; operator &lt;&lt; (std::ostream&amp; os, const Square&amp; square)</text:p>
      <text:p text:style-name="P23">{</text:p>
      <text:p text:style-name="P23"><text:tab/>os &lt;&lt; "================" &lt;&lt; std::endl;</text:p>
      <text:p text:style-name="P23"><text:tab/>os &lt;&lt; "Figure type: square" &lt;&lt; std::endl;</text:p>
      <text:p text:style-name="P23"><text:tab/>os &lt;&lt; "Side size: " &lt;&lt; square.m_side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Square&amp; square)</text:p>
      <text:p text:style-name="P23">{</text:p>
      <text:p text:style-name="P23"><text:tab/>std::cout &lt;&lt; "================" &lt;&lt; std::endl;</text:p>
      <text:p text:style-name="P23"><text:tab/>std::cout &lt;&lt; "Enter side: ";</text:p>
      <text:p text:style-name="P23"><text:tab/>is &gt;&gt; square.m_side;</text:p>
      <text:p text:style-name="P23"/>
      <text:p text:style-name="P23"><text:tab/>return is;</text:p>
      <text:p text:style-name="P23">}</text:p>
      <text:p text:style-name="P23"/>
      <text:p text:style-name="P23">makefile:</text:p>
      <text:p text:style-name="P23">CC = g++</text:p>
      <text:p text:style-name="P23">CFLAGS = -std=c++11 -Wall -Werror -Wno-sign-compare -Wno-unused-result</text:p>
      <text:p text:style-name="P23">FILES = *.cpp</text:p>
      <text:p text:style-name="P23">PROG = lab3</text:p>
      <text:p text:style-name="P23"/>
      <text:p text:style-name="P23">all:</text:p>
      <text:p text:style-name="P23"><text:tab/>$(CC) $(CFLAGS) -o $(PROG) $(FILES)</text:p>
      <text:p text:style-name="P23"/>
      <text:p text:style-name="P23">clean:</text:p>
      <text:p text:style-name="P23"><text:tab/>rm $(PROG)</text:p>
      <text:p text:style-name="P23"/>
      <text:p text:style-name="P23">main.cpp:</text:p>
      <text:p text:style-name="P23">#include "queue.h"</text:p>
      <text:p text:style-name="P23">#include "square.h"</text:p>
      <text:p text:style-name="P23">#include "rectangle.h"</text:p>
      <text:p text:style-name="P23">#include "trapezoid.h"</text:p>
      <text:p text:style-name="P23"/>
      <text:p text:style-name="P23">int main()</text:p>
      <text:p text:style-name="P23">{</text:p>
      <text:p text:style-name="P23"><text:tab/>unsigned int action;</text:p>
      <text:p text:style-name="P23"><text:tab/>Queue q;</text:p>
      <text:p text:style-name="P23"><text:soft-page-break/></text:p>
      <text:p text:style-name="P23"><text:tab/>while (true)</text:p>
      <text:p text:style-name="P23"><text:tab/>{</text:p>
      <text:p text:style-name="P23"><text:tab/><text:tab/>std::cout &lt;&lt; "================" &lt;&lt; std::endl;</text:p>
      <text:p text:style-name="P23"><text:tab/><text:tab/>std::cout &lt;&lt; "Menu:" &lt;&lt; std::endl;</text:p>
      <text:p text:style-name="P23"><text:tab/><text:tab/>std::cout &lt;&lt; "1) Add figure" &lt;&lt; std::endl;</text:p>
      <text:p text:style-name="P23"><text:tab/><text:tab/>std::cout &lt;&lt; "2) Delete figure" &lt;&lt; std::endl;</text:p>
      <text:p text:style-name="P23"><text:tab/><text:tab/>std::cout &lt;&lt; "3) Print" &lt;&lt; std::endl;</text:p>
      <text:p text:style-name="P23"><text:tab/><text:tab/>std::cout &lt;&lt; "0) Quit" &lt;&lt; std::endl;</text:p>
      <text:p text:style-name="P23"><text:tab/><text:tab/>std::cin &gt;&gt; action;</text:p>
      <text:p text:style-name="P23"/>
      <text:p text:style-name="P23"><text:tab/><text:tab/>if (action == 0)</text:p>
      <text:p text:style-name="P23"><text:tab/><text:tab/><text:tab/>break;</text:p>
      <text:p text:style-name="P23"><text:tab/><text:tab/></text:p>
      <text:p text:style-name="P23"><text:tab/><text:tab/>if (action &gt; 3)</text:p>
      <text:p text:style-name="P23"><text:tab/><text:tab/>{</text:p>
      <text:p text:style-name="P23"><text:tab/><text:tab/><text:tab/>std::cout &lt;&lt; "Error: invalid action" &lt;&lt; std::endl;</text:p>
      <text:p text:style-name="P23"/>
      <text:p text:style-name="P23"><text:tab/><text:tab/><text:tab/>continue;</text:p>
      <text:p text:style-name="P23"><text:tab/><text:tab/>}</text:p>
      <text:p text:style-name="P23"/>
      <text:p text:style-name="P23"><text:tab/><text:tab/>switch (action)</text:p>
      <text:p text:style-name="P23"><text:tab/><text:tab/>{</text:p>
      <text:p text:style-name="P23"><text:tab/><text:tab/><text:tab/>case 1:</text:p>
      <text:p text:style-name="P23"><text:tab/><text:tab/><text:tab/>{</text:p>
      <text:p text:style-name="P23"><text:tab/><text:tab/><text:tab/><text:tab/>unsigned int figureType;</text:p>
      <text:p text:style-name="P23"/>
      <text:p text:style-name="P23"><text:tab/><text:tab/><text:tab/><text:tab/>std::cout &lt;&lt; "================" &lt;&lt; std::endl;</text:p>
      <text:p text:style-name="P23"><text:tab/><text:tab/><text:tab/><text:tab/>std::cout &lt;&lt; "1) Square" &lt;&lt; std::endl;</text:p>
      <text:p text:style-name="P23"><text:tab/><text:tab/><text:tab/><text:tab/>std::cout &lt;&lt; "2) Rectangle" &lt;&lt; std::endl;</text:p>
      <text:p text:style-name="P23"><text:tab/><text:tab/><text:tab/><text:tab/>std::cout &lt;&lt; "3) Trapezoid" &lt;&lt; std::endl;</text:p>
      <text:p text:style-name="P23"><text:tab/><text:tab/><text:tab/><text:tab/>std::cout &lt;&lt; "0) Quit" &lt;&lt; std::endl;</text:p>
      <text:p text:style-name="P23"><text:tab/><text:tab/><text:tab/><text:tab/>std::cin &gt;&gt; figureType;</text:p>
      <text:p text:style-name="P23"/>
      <text:p text:style-name="P23"><text:tab/><text:tab/><text:tab/><text:tab/>if (figureType &gt; 0)</text:p>
      <text:p text:style-name="P23"><text:tab/><text:tab/><text:tab/><text:tab/>{</text:p>
      <text:p text:style-name="P23"><text:tab/><text:tab/><text:tab/><text:tab/><text:tab/>if (figureType &gt; 3)</text:p>
      <text:p text:style-name="P23"><text:tab/><text:tab/><text:tab/><text:tab/><text:tab/>{</text:p>
      <text:p text:style-name="P23"><text:tab/><text:tab/><text:tab/><text:tab/><text:tab/><text:tab/>std::cout &lt;&lt; "Error: invalid figure type" &lt;&lt; std::endl;</text:p>
      <text:p text:style-name="P23"/>
      <text:p text:style-name="P23"><text:tab/><text:tab/><text:tab/><text:tab/><text:tab/><text:tab/>continue;</text:p>
      <text:p text:style-name="P23"><text:tab/><text:tab/><text:tab/><text:tab/><text:tab/>}</text:p>
      <text:p text:style-name="P23"/>
      <text:p text:style-name="P23"><text:tab/><text:tab/><text:tab/><text:tab/><text:tab/>switch (figureType)</text:p>
      <text:p text:style-name="P23"><text:tab/><text:tab/><text:tab/><text:tab/><text:tab/>{</text:p>
      <text:p text:style-name="P23"><text:tab/><text:tab/><text:tab/><text:tab/><text:tab/><text:tab/>case 1:</text:p>
      <text:p text:style-name="P23"><text:tab/><text:tab/><text:tab/><text:tab/><text:tab/><text:tab/>{</text:p>
      <text:p text:style-name="P23"><text:tab/><text:tab/><text:tab/><text:tab/><text:tab/><text:tab/><text:tab/>q.push(std::make_shared&lt;Square&gt;(std::cin));</text:p>
      <text:p text:style-name="P23"/>
      <text:p text:style-name="P23"><text:tab/><text:tab/><text:tab/><text:tab/><text:tab/><text:tab/><text:tab/>break;</text:p>
      <text:p text:style-name="P23"><text:tab/><text:tab/><text:tab/><text:tab/><text:tab/><text:tab/>}</text:p>
      <text:p text:style-name="P23"><text:tab/><text:tab/><text:tab/><text:tab/><text:tab/><text:tab/></text:p>
      <text:p text:style-name="P23"><text:tab/><text:tab/><text:tab/><text:tab/><text:tab/><text:tab/>case 2:</text:p>
      <text:p text:style-name="P23"><text:tab/><text:tab/><text:tab/><text:tab/><text:tab/><text:tab/>{</text:p>
      <text:p text:style-name="P23"><text:tab/><text:tab/><text:tab/><text:tab/><text:tab/><text:tab/><text:tab/>q.push(std::make_shared&lt;Rectangle&gt;(std::cin));</text:p>
      <text:p text:style-name="P23"/>
      <text:p text:style-name="P23"><text:tab/><text:tab/><text:tab/><text:tab/><text:tab/><text:tab/><text:tab/>break;</text:p>
      <text:p text:style-name="P23"><text:tab/><text:tab/><text:tab/><text:tab/><text:tab/><text:tab/>}</text:p>
      <text:p text:style-name="P23"/>
      <text:p text:style-name="P23"><text:tab/><text:tab/><text:tab/><text:tab/><text:tab/><text:tab/>case 3:</text:p>
      <text:p text:style-name="P23"><text:tab/><text:tab/><text:tab/><text:tab/><text:tab/><text:tab/>{</text:p>
      <text:p text:style-name="P23"><text:tab/><text:tab/><text:tab/><text:tab/><text:tab/><text:tab/><text:tab/>q.push(std::make_shared&lt;Trapezoid&gt;(std::cin));</text:p>
      <text:p text:style-name="P23"/>
      <text:p text:style-name="P23"><text:soft-page-break/><text:tab/><text:tab/><text:tab/><text:tab/><text:tab/><text:tab/><text:tab/>break;</text:p>
      <text:p text:style-name="P23"><text:tab/><text:tab/><text:tab/><text:tab/><text:tab/><text:tab/>}</text:p>
      <text:p text:style-name="P23"><text:tab/><text:tab/><text:tab/><text:tab/><text:tab/>}</text:p>
      <text:p text:style-name="P23"><text:tab/><text:tab/><text:tab/><text:tab/>}</text:p>
      <text:p text:style-name="P23"/>
      <text:p text:style-name="P23"><text:tab/><text:tab/><text:tab/><text:tab/>break;</text:p>
      <text:p text:style-name="P23"><text:tab/><text:tab/><text:tab/>}</text:p>
      <text:p text:style-name="P23"/>
      <text:p text:style-name="P23"><text:tab/><text:tab/><text:tab/>case 2:</text:p>
      <text:p text:style-name="P23"><text:tab/><text:tab/><text:tab/>{</text:p>
      <text:p text:style-name="P23"><text:tab/><text:tab/><text:tab/><text:tab/>q.pop();</text:p>
      <text:p text:style-name="P23"/>
      <text:p text:style-name="P23"><text:tab/><text:tab/><text:tab/><text:tab/>break;</text:p>
      <text:p text:style-name="P23"><text:tab/><text:tab/><text:tab/>}</text:p>
      <text:p text:style-name="P23"/>
      <text:p text:style-name="P23"><text:tab/><text:tab/><text:tab/>case 3:</text:p>
      <text:p text:style-name="P23"><text:tab/><text:tab/><text:tab/>{</text:p>
      <text:p text:style-name="P23"><text:tab/><text:tab/><text:tab/><text:tab/>std::cout &lt;&lt; q;</text:p>
      <text:p text:style-name="P23"/>
      <text:p text:style-name="P23"><text:tab/><text:tab/><text:tab/><text:tab/>break;</text:p>
      <text:p text:style-name="P23"><text:tab/><text:tab/><text:tab/>}</text:p>
      <text:p text:style-name="P23"><text:tab/><text:tab/>}</text:p>
      <text:p text:style-name="P23"><text:tab/>}</text:p>
      <text:p text:style-name="P23"><text:tab/></text:p>
      <text:p text:style-name="P23"><text:tab/>return 0;</text:p>
      <text:p text:style-name="P23">}</text:p>
      <text:p text:style-name="P23"/>
      <text:p text:style-name="P23">rectangle.cpp:</text:p>
      <text:p text:style-name="P23">#include "rectangle.h"</text:p>
      <text:p text:style-name="P23"/>
      <text:p text:style-name="P23">Rectangle::Rectangle()</text:p>
      <text:p text:style-name="P23">{</text:p>
      <text:p text:style-name="P23"><text:tab/>m_sideA = 0.0;</text:p>
      <text:p text:style-name="P23"><text:tab/>m_sideB = 0.0;</text:p>
      <text:p text:style-name="P23">}</text:p>
      <text:p text:style-name="P23"/>
      <text:p text:style-name="P23">Rectangle::Rectangle(std::istream&amp; is)</text:p>
      <text:p text:style-name="P23">{</text:p>
      <text:p text:style-name="P23"><text:tab/>is &gt;&gt; *this;</text:p>
      <text:p text:style-name="P23">}</text:p>
      <text:p text:style-name="P23"/>
      <text:p text:style-name="P23">void Rectangle::print() const</text:p>
      <text:p text:style-name="P23">{</text:p>
      <text:p text:style-name="P23"><text:tab/>std::cout &lt;&lt; *this;</text:p>
      <text:p text:style-name="P23">}</text:p>
      <text:p text:style-name="P23"/>
      <text:p text:style-name="P23">double Rectangle::area() const</text:p>
      <text:p text:style-name="P23">{</text:p>
      <text:p text:style-name="P23"><text:tab/>return m_sideA * m_sideB;</text:p>
      <text:p text:style-name="P23">}</text:p>
      <text:p text:style-name="P23"/>
      <text:p text:style-name="P23">Rectangle&amp; Rectangle::operator = (const Rectangle&amp; other)</text:p>
      <text:p text:style-name="P23">{</text:p>
      <text:p text:style-name="P23"><text:tab/>if (&amp;other == this)</text:p>
      <text:p text:style-name="P23"><text:tab/><text:tab/>return *this;</text:p>
      <text:p text:style-name="P23"/>
      <text:p text:style-name="P23"><text:tab/>m_sideA = other.m_sideA;</text:p>
      <text:p text:style-name="P23"><text:tab/>m_sideB = other.m_sideB;</text:p>
      <text:p text:style-name="P23"/>
      <text:p text:style-name="P23"><text:tab/>return *this;</text:p>
      <text:p text:style-name="P23">}</text:p>
      <text:p text:style-name="P23"/>
      <text:p text:style-name="P23">bool Rectangle::operator == (const Rectangle&amp; other) const</text:p>
      <text:p text:style-name="P23"><text:soft-page-break/>{</text:p>
      <text:p text:style-name="P23"><text:tab/>return m_sideA == other.m_sideA &amp;&amp; m_sideB == other.m_sideB;</text:p>
      <text:p text:style-name="P23">}</text:p>
      <text:p text:style-name="P23"/>
      <text:p text:style-name="P23">std::ostream&amp; operator &lt;&lt; (std::ostream&amp; os, const Rectangle&amp; rectangle)</text:p>
      <text:p text:style-name="P23">{</text:p>
      <text:p text:style-name="P23"><text:tab/>os &lt;&lt; "================" &lt;&lt; std::endl;</text:p>
      <text:p text:style-name="P23"><text:tab/>os &lt;&lt; "Figure type: rectangle" &lt;&lt; std::endl;</text:p>
      <text:p text:style-name="P23"><text:tab/>os &lt;&lt; "Side A size: " &lt;&lt; rectangle.m_sideA &lt;&lt; std::endl;</text:p>
      <text:p text:style-name="P23"><text:tab/>os &lt;&lt; "Side B size: " &lt;&lt; rectangle.m_sideB &lt;&lt; std::endl;</text:p>
      <text:p text:style-name="P23"/>
      <text:p text:style-name="P23"><text:tab/>return os;</text:p>
      <text:p text:style-name="P23">}</text:p>
      <text:p text:style-name="P23"/>
      <text:p text:style-name="P23">std::istream&amp; operator &gt;&gt; (std::istream&amp; is, Rectangle&amp; rectangle)</text:p>
      <text:p text:style-name="P23">{</text:p>
      <text:p text:style-name="P23"><text:tab/>std::cout &lt;&lt; "================" &lt;&lt; std::endl;</text:p>
      <text:p text:style-name="P23"><text:tab/>std::cout &lt;&lt; "Enter side A: ";</text:p>
      <text:p text:style-name="P23"><text:tab/>is &gt;&gt; rectangle.m_sideA;</text:p>
      <text:p text:style-name="P23"><text:tab/>std::cout &lt;&lt; "Enter side B: ";</text:p>
      <text:p text:style-name="P23"><text:tab/>is &gt;&gt; rectangle.m_sideB;</text:p>
      <text:p text:style-name="P23"/>
      <text:p text:style-name="P23"><text:tab/>return is;</text:p>
      <text:p text:style-name="P2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29cm" fo:margin-bottom="0cm" loext:contextual-spacing="false" fo:padding-left="0.071cm" fo:padding-right="0cm" fo:padding-top="0.071cm" fo:padding-bottom="0cm" fo:border-left="0.74pt solid #5b9bd5" fo:border-right="none" fo:border-top="0.74pt solid #5b9bd5" fo:border-bottom="none"/>
      <style:text-properties fo:text-transform="uppercase" fo:color="#1f4d78" fo:font-size="11pt" fo:letter-spacing="0.026cm" style:font-size-asian="11pt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7:35:19.649227334</meta:creation-date>
    <dc:date>2017-01-29T18:41:44.563890395</dc:date>
    <meta:editing-duration>PT44M24S</meta:editing-duration>
    <meta:editing-cycles>10</meta:editing-cycles>
    <meta:generator>LibreOffice/5.1.4.2$Linux_X86_64 LibreOffice_project/10m0$Build-2</meta:generator>
    <meta:document-statistic meta:table-count="0" meta:image-count="0" meta:object-count="0" meta:page-count="11" meta:paragraph-count="467" meta:word-count="1339" meta:character-count="10181" meta:non-whitespace-character-count="8860"/>
  </office:meta>
</office:document-meta>
</file>